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30bbd" officeooo:paragraph-rsid="00030bbd"/>
    </style:style>
    <style:style style:name="P2" style:family="paragraph" style:parent-style-name="Standard">
      <style:text-properties officeooo:rsid="00030bbd" officeooo:paragraph-rsid="000a36d9"/>
    </style:style>
    <style:style style:name="P3" style:family="paragraph" style:parent-style-name="Standard">
      <style:text-properties officeooo:rsid="0016d264" officeooo:paragraph-rsid="0016d264"/>
    </style:style>
    <style:style style:name="P4" style:family="paragraph" style:parent-style-name="Standard">
      <style:text-properties officeooo:rsid="0011e646" officeooo:paragraph-rsid="0011e646"/>
    </style:style>
    <style:style style:name="P5" style:family="paragraph" style:parent-style-name="Standard">
      <style:text-properties officeooo:rsid="000ac2e0" officeooo:paragraph-rsid="000ac2e0"/>
    </style:style>
    <style:style style:name="P6" style:family="paragraph" style:parent-style-name="Standard">
      <style:text-properties officeooo:paragraph-rsid="000ac2e0"/>
    </style:style>
    <style:style style:name="P7" style:family="paragraph" style:parent-style-name="Standard">
      <style:text-properties officeooo:rsid="000ac2e0" officeooo:paragraph-rsid="00374b22"/>
    </style:style>
    <style:style style:name="P8" style:family="paragraph" style:parent-style-name="Standard">
      <style:text-properties officeooo:rsid="000ac2e0" officeooo:paragraph-rsid="0010240c"/>
    </style:style>
    <style:style style:name="P9" style:family="paragraph" style:parent-style-name="Standard">
      <style:text-properties officeooo:rsid="000ac2e0" officeooo:paragraph-rsid="001c53d1"/>
    </style:style>
    <style:style style:name="P10" style:family="paragraph" style:parent-style-name="Standard">
      <style:text-properties officeooo:rsid="00154b42" officeooo:paragraph-rsid="00154b42"/>
    </style:style>
    <style:style style:name="P11" style:family="paragraph" style:parent-style-name="Standard">
      <style:text-properties officeooo:rsid="00154b42" officeooo:paragraph-rsid="002325f2"/>
    </style:style>
    <style:style style:name="P12" style:family="paragraph" style:parent-style-name="Standard">
      <style:text-properties officeooo:rsid="00154b42" officeooo:paragraph-rsid="002876bd"/>
    </style:style>
    <style:style style:name="P13" style:family="paragraph" style:parent-style-name="Standard">
      <style:text-properties officeooo:rsid="002325f2" officeooo:paragraph-rsid="002a30c5"/>
    </style:style>
    <style:style style:name="P14" style:family="paragraph" style:parent-style-name="Standard">
      <style:text-properties officeooo:rsid="002325f2" officeooo:paragraph-rsid="002325f2"/>
    </style:style>
    <style:style style:name="T1" style:family="text">
      <style:text-properties officeooo:rsid="0005f4ba"/>
    </style:style>
    <style:style style:name="T2" style:family="text">
      <style:text-properties officeooo:rsid="0004e2d7"/>
    </style:style>
    <style:style style:name="T3" style:family="text">
      <style:text-properties officeooo:rsid="0016d264"/>
    </style:style>
    <style:style style:name="T4" style:family="text">
      <style:text-properties officeooo:rsid="00076738"/>
    </style:style>
    <style:style style:name="T5" style:family="text">
      <style:text-properties officeooo:rsid="0008556a"/>
    </style:style>
    <style:style style:name="T6" style:family="text">
      <style:text-properties officeooo:rsid="000a36d9"/>
    </style:style>
    <style:style style:name="T7" style:family="text">
      <style:text-properties officeooo:rsid="0017c054"/>
    </style:style>
    <style:style style:name="T8" style:family="text">
      <style:text-properties officeooo:rsid="001c53d1"/>
    </style:style>
    <style:style style:name="T9" style:family="text">
      <style:text-properties officeooo:rsid="001e0d36"/>
    </style:style>
    <style:style style:name="T10" style:family="text">
      <style:text-properties officeooo:rsid="0011e646"/>
    </style:style>
    <style:style style:name="T11" style:family="text">
      <style:text-properties officeooo:rsid="0012db19"/>
    </style:style>
    <style:style style:name="T12" style:family="text">
      <style:text-properties officeooo:rsid="0036ab7e"/>
    </style:style>
    <style:style style:name="T13" style:family="text">
      <style:text-properties officeooo:rsid="000e0830"/>
    </style:style>
    <style:style style:name="T14" style:family="text">
      <style:text-properties officeooo:rsid="001b90ef"/>
    </style:style>
    <style:style style:name="T15" style:family="text">
      <style:text-properties officeooo:rsid="000e44c3"/>
    </style:style>
    <style:style style:name="T16" style:family="text">
      <style:text-properties officeooo:rsid="0010240c"/>
    </style:style>
    <style:style style:name="T17" style:family="text">
      <style:text-properties officeooo:rsid="000fb2d4"/>
    </style:style>
    <style:style style:name="T18" style:family="text">
      <style:text-properties officeooo:rsid="0011c37d"/>
    </style:style>
    <style:style style:name="T19" style:family="text">
      <style:text-properties officeooo:rsid="001fd9db"/>
    </style:style>
    <style:style style:name="T20" style:family="text">
      <style:text-properties officeooo:rsid="0038728a"/>
    </style:style>
    <style:style style:name="T21" style:family="text">
      <style:text-properties officeooo:rsid="0038d41d"/>
    </style:style>
    <style:style style:name="T22" style:family="text">
      <style:text-properties officeooo:rsid="001a421e"/>
    </style:style>
    <style:style style:name="T23" style:family="text">
      <style:text-properties officeooo:rsid="0013aa87"/>
    </style:style>
    <style:style style:name="T24" style:family="text">
      <style:text-properties officeooo:rsid="003a60d3"/>
    </style:style>
    <style:style style:name="T25" style:family="text">
      <style:text-properties officeooo:rsid="002325f2"/>
    </style:style>
    <style:style style:name="T26" style:family="text">
      <style:text-properties officeooo:rsid="00310141"/>
    </style:style>
    <style:style style:name="T27" style:family="text">
      <style:text-properties officeooo:rsid="003452b5"/>
    </style:style>
    <style:style style:name="T28" style:family="text">
      <style:text-properties officeooo:rsid="00181b95"/>
    </style:style>
    <style:style style:name="T29" style:family="text">
      <style:text-properties officeooo:rsid="00189415"/>
    </style:style>
    <style:style style:name="T30" style:family="text">
      <style:text-properties officeooo:rsid="0021f618"/>
    </style:style>
    <style:style style:name="T31" style:family="text">
      <style:text-properties officeooo:rsid="0025727f"/>
    </style:style>
    <style:style style:name="T32" style:family="text">
      <style:text-properties officeooo:rsid="001a96bf"/>
    </style:style>
    <style:style style:name="T33" style:family="text">
      <style:text-properties officeooo:rsid="0023a8c6"/>
    </style:style>
    <style:style style:name="T34" style:family="text">
      <style:text-properties officeooo:rsid="003002ff"/>
    </style:style>
    <style:style style:name="T35" style:family="text">
      <style:text-properties officeooo:rsid="002598d9"/>
    </style:style>
    <style:style style:name="T36" style:family="text">
      <style:text-properties officeooo:rsid="00277249"/>
    </style:style>
    <style:style style:name="T37" style:family="text">
      <style:text-properties officeooo:rsid="002876bd"/>
    </style:style>
    <style:style style:name="T38" style:family="text">
      <style:text-properties officeooo:rsid="0035a6eb"/>
    </style:style>
    <style:style style:name="T39" style:family="text">
      <style:text-properties officeooo:rsid="002a30c5"/>
    </style:style>
    <style:style style:name="T40" style:family="text">
      <style:text-properties officeooo:rsid="002adee7"/>
    </style:style>
    <style:style style:name="T41" style:family="text">
      <style:text-properties officeooo:rsid="0028b7da"/>
    </style:style>
    <style:style style:name="T42" style:family="text">
      <style:text-properties officeooo:rsid="002bbad9"/>
    </style:style>
    <style:style style:name="T43" style:family="text">
      <style:text-properties officeooo:rsid="0035bc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лгоритм работы.</text:p>
      <text:p text:style-name="P1">Регистры modbus:</text:p>
      <text:p text:style-name="P1"><text:tab/>Holding Registers: кол-во 6, с 0 по 5 <text:span text:style-name="T1">регистр</text:span> - 0 — задаваемая частота, 1 - длительность импульса, пример записи 33 это 3.3мкс, 2 — номер канала ацп, 3 — кол-во замеров в одном импульсе, 4 - сдвиг триггера в мкс, пример записи 333 — 3.33мкс, 5 байт — усреднение,</text:p>
      <text:p text:style-name="P1"><text:tab/><text:span text:style-name="T2">Input Registers: кол-во 9, с 0 по 8 </text:span><text:span text:style-name="T1">регистр</text:span><text:span text:style-name="T2"> — Упр. НЭ, Упр. I накала, изм. U катода, упр. U катода, упр. ВЭ, изм. I накала, изм. НЭ, изм. U накала, изм ВЭ. </text:span><text:span text:style-name="T3">Все измеряется в мВ.</text:span></text:p>
      <text:p text:style-name="P1"><text:tab/><text:span text:style-name="T1">Discrete Inputs: кол-во 6, с 0 по 5 бит — ВКЛ. НАКАЛ, ВКЛ. У.Э., ВКЛ. -25кВ, ВКЛ. НЭ\ВЭ, Блок накала ГОТОВ, Фактическое состояние </text:span><text:span text:style-name="T4">оцифровки</text:span><text:span text:style-name="T1"> (1 — </text:span><text:span text:style-name="T4">идет</text:span><text:span text:style-name="T1">, 0 — нет).</text:span></text:p>
      <text:p text:style-name="P1"><text:tab/><text:span text:style-name="T4">Coils: кол-во 2, с 0 1 бит — ВКЛ. Сигнал старт, ВКЛ. </text:span><text:span text:style-name="T5">О</text:span><text:span text:style-name="T4">цифровку.</text:span></text:p>
      <text:p text:style-name="P1"><text:tab/><text:span text:style-name="T6">Адреса с которых начинаются регистры:</text:span></text:p>
      <text:p text:style-name="P2">REG_INPUT_START 31001</text:p>
      <text:p text:style-name="P2">REG_HOLDING_START 41001</text:p>
      <text:p text:style-name="P1">COILS_START 00001</text:p>
      <text:p text:style-name="P1">DISCRETE_START 10001</text:p>
      <text:p text:style-name="P1"/>
      <text:p text:style-name="P1">Микроконтроллер STM32F446RET6:</text:p>
      <text:p text:style-name="P3">Используемая переферия: UART5, ADC1 <text:span text:style-name="T7">(10-битный)</text:span> - для оцифровки импульса, ADC2 <text:span text:style-name="T7">(12-битный)</text:span> — для оцифровки постоянных значений, <text:span text:style-name="T7">TIM1 (таймер) — для генерации основной частоты, TIM2 — для сдвига начала старта АЦП, TIM4 — для генерации сигнала «СТАРТ», </text:span><text:span text:style-name="T8">а также старта АЦП</text:span><text:span text:style-name="T7">. </text:span><text:span text:style-name="T9">Частота таймеров 72 Мгц.</text:span></text:p>
      <text:p text:style-name="P1"><text:tab/><text:span text:style-name="T10">Контроллер и ПК общаются по последовательному порту (COM-порт или Serial Port).</text:span></text:p>
      <text:p text:style-name="P4">Контроллер использует переферию UART, для связи с ПК используется USB-TTL конвертер на основе чипа CH340. Конвертер преобразует UART в USB пакеты для <text:span text:style-name="T11">последующего чтения на </text:span>ПК.</text:p>
      <text:p text:style-name="P5"><text:tab/>Контроллер в modbus — slave. При отправке Modbus запроса на контроллер происходиит следующее: контроллер входит в прерывание, измеряет обычные АЦП входы, если запрос был чтением Input регистров, отвечает на запрос. Если были затронуты регистры управления сигналом «СТАРТ» (некоторые из holding — частота, длительность), то сразу же изменяются параметры таймеров, отвечающих за этот сигнал. Если были затронуты регистры управления оцифровкой, то параметры оцифровки изменются лишь <text:span text:style-name="T12">после </text:span>завершения одного цикла оцифровки (об этом подробно позже). <text:span text:style-name="T13">Если были затронуты Coils, то сигнал «СТАРТ» влючается моментально, оцифровка — почти моментально.</text:span></text:p>
      <text:p text:style-name="P6"><text:tab/><text:span text:style-name="T14">Опорное напряжение АЦП вычисляется на основе опорного напряжения контроллера. Это напряжение записывается в регистр по конркетному адресу ещё на этапе изготовления.</text:span></text:p>
      <text:p text:style-name="P7"><text:tab/><text:span text:style-name="T15">Как происходит оцифровка. 10-битный АЦП на частоте 36 Мгц дает около 2.78 выборки в одну мкс. <text:s/>С каждым новым импульсом старт АЦП сдвигается на 1/72 мкс. Таким образом, с учетом длительности между выборками — около 360 нс — нам необходимо сделать 26 <text:s/></text:span><text:span text:style-name="T16">(</text:span><text:span text:style-name="T17">26 * 1/ 72 = около 360 нс)</text:span><text:span text:style-name="T15"> сдвигов (именуются как </text:span><text:span text:style-name="T10">N_</text:span><text:span text:style-name="T15">FRAMES в коде) на 1 / 72 мкс. В результате получаем частоту дискретизации около 72 Мгц. </text:span><text:span text:style-name="T18">Длительность осциллограмы определяет кол-во замеров (именуется как N_SAMPLES в коде) за один импульс. Например, 16 замеров даст нам 16 / 2.78 = (около) 5.7 мкс.</text:span></text:p>
      <text:p text:style-name="P8"><text:tab/><text:span text:style-name="T19">Более подробно к</text:span><text:span text:style-name="T9">ак работает старт АЦП. Канал 4 TIM4 запускает TIM2 канал 2, период которого сдвигается на 1 такт <text:s/>(т. к. частота 72 Мгц, то сдвигается на 1/72 мкс). </text:span><text:span text:style-name="T20">Канал 2 TIM 2</text:span><text:span text:style-name="T9"> запускает уже сам АЦП, который после совершения N_SAMPLES замеров останавливается, сдвигает канал 2 TIM2 и запу</text:span><text:span text:style-name="T21">с</text:span><text:span text:style-name="T9">кается вновь. И так 26 раз.</text:span></text:p>
      <text:p text:style-name="P9"><text:tab/><text:span text:style-name="T22">Сам старт АЦП можно сделать несколько (до 5 мкс) раньше самого импуьса. </text:span><text:span text:style-name="T8">Это достигается изменением параметров </text:span><text:span text:style-name="T19">канала 4</text:span><text:span text:style-name="T8"> TIM4.</text:span><text:span text:style-name="T22"> Что-то схожее со сдвигом тригера по горизонтали на осциллографе.</text:span></text:p>
      <text:p text:style-name="P8"><text:tab/><text:span text:style-name="T10">Один цикл оцифровки включает себя необходимое кол-во замеров (N_SAMPLES) с учетом 26 сдвигом (N_FRAMES). То есть всего 16-битных (АЦП 10-битный, старшие биты заполнены нулями) значений будет N_FRAMES * N_SAMPLES. В начале каждого цикла </text:span><text:soft-page-break/><text:span text:style-name="T10">оцифровки происходит установка стартовых значений, а в конце оцифровки происходит </text:span><text:span text:style-name="T14">конвертация полученных значений в напряежние (мВ) и</text:span><text:span text:style-name="T10"> отправка </text:span><text:span text:style-name="T23">по UART этих данных. Так как UART отправляет по-байтово, то общее кол-во отправляемых байт будет ра</text:span><text:span text:style-name="T24">вн</text:span><text:span text:style-name="T23">о 2 * N_FRAMES*N_SAMPLES + 4, где 4 байта — маркеры начала и конца пакета АЦП </text:span><text:span text:style-name="T25">(кадр АЦП)</text:span><text:span text:style-name="T23">. </text:span><text:span text:style-name="T26">Кол-во циклов оцифровки не ограничено, это означает, что по линии отправке данных (Tx UART) будут идти как и пакеты АЦП, так и пакеты Modbus, </text:span><text:span text:style-name="T27">но пересекаться они не могут</text:span><text:span text:style-name="T26">.</text:span></text:p>
      <text:p text:style-name="P8"><text:tab/></text:p>
      <text:p text:style-name="P8"/>
      <text:p text:style-name="P8"/>
      <text:p text:style-name="P10">Приложение на ПК:</text:p>
      <text:p text:style-name="P10"><text:tab/><text:span text:style-name="T28">Как работает Modbus. Приложение на ПК имеет все те же регистры, что и у контроллера. По истечении времени (600 мс) или принудительно происходит синхронизация регистров ПК и контроллера. То есть все управляющие параметры (сигнал «СТАРТ», оцифровка) записываются в регистры modbus на пк и только потом синхронизируются. </text:span><text:span text:style-name="T29">Неуправляющие регистры (Input Registers), которы</text:span><text:span text:style-name="T30">е в</text:span><text:span text:style-name="T29"> хранят данны</text:span><text:span text:style-name="T30">е</text:span><text:span text:style-name="T29"> оцифровки постоянного уровня, сначала после синхронизации попадают в регистры на ПК и лишь затем они выводятся на экран. </text:span><text:span text:style-name="T31">Схоже реализовано и приложение Modbus Poll. Там аналогично есть внутренняя (на ПК) таблица, которая постоянно обновляется и перезаписывается.</text:span></text:p>
      <text:p text:style-name="P10"><text:tab/><text:span text:style-name="T29">Как работает оцифровка. Приложение получает пакет данных АЦП, расшифровывает его </text:span><text:span text:style-name="T32">(в результате получаем массив значений напряжений)</text:span><text:span text:style-name="T29">, аналитически (на основе сдвига на 1/72 мкс) выясняет приблизительное время каждого замера, применяет фильтры и строит график. </text:span><text:span text:style-name="T33">Средняя же точка вычисляется следующим образом: с каждого пакета АЦП берется нужное значение (индекс которого мы меняем ползунком внизу осциллограммы), складывается с </text:span><text:span text:style-name="T34">новым значением</text:span><text:span text:style-name="T33"> прошлое значение и делится на два. Таким образом, через несколько кадров АЦП мы получаем значение средней точки.</text:span></text:p>
      <text:p text:style-name="P10"/>
      <text:p text:style-name="P11"><text:tab/><text:span text:style-name="T25">Более подробно про получение и отправку данных:</text:span></text:p>
      <text:p text:style-name="P12"><text:span text:style-name="T25"><text:tab/>Часть приложения ПК (назовем ее manager_thread) (которая запускается в отдельном потоке) отвечает за чтение последовательного порта и запись туда. Эта часть разделяет пакеты Modbus и АЦП (у них разная структура), проверяет </text:span><text:span text:style-name="T34">их</text:span><text:span text:style-name="T25"> корректно</text:span><text:span text:style-name="T34">сти</text:span><text:span text:style-name="T25"> и загоняет эти пакеты в два разных буфера — Modbus и АЦП соответсвенно (буфер является очередью FIFO). Из этих двух разных буферов остальные части приложений и читают по мере необходимости. </text:span><text:span text:style-name="T35">Если приожение хочет что-то записать в последовательный порт, то оно добавляет этот запрос в буфер (очередь FIFO) в manager_thread. Когда дело доходит до записи (а это тогда, когда нет данных для чтения), manager_thread последовательно отправляет запрос</text:span><text:span text:style-name="T36">ы</text:span><text:span text:style-name="T35"> из этого буфера. </text:span><text:span text:style-name="T37">То есть напрямую писать и читать из последовательного порта может только manager_thread! </text:span><text:span text:style-name="T25">Необходимость manager_thread обусловлена требованием одновременно читать и воспроизводить и кадры АЦП </text:span><text:span text:style-name="T33">(для отрисовки средней точки)</text:span><text:span text:style-name="T25">, и данные уровней потенциометра и блока ДМ25.</text:span></text:p>
      <text:p text:style-name="P13"><text:tab/>Еще одна часть <text:span text:style-name="T37">(назовем ее modbus_thread)</text:span> приложения ПК (которая также запускается в отдельном поток) как раз отвечает за чтение и отправку именно Modbus пакетов. <text:span text:style-name="T37">modbus_thread синхронизирует принудительно или по таймеру регистры ПК и контроллера, </text:span><text:span text:style-name="T38">путём получения пакетов modbus от manager_thread</text:span><text:span text:style-name="T37">. </text:span><text:span text:style-name="T39">Основная часть приложения (графическая) </text:span><text:span text:style-name="T40">получает сигнал от modbus_thread, что регистры обновились,</text:span><text:span text:style-name="T39"> и их отрисовывает.</text:span></text:p>
      <text:p text:style-name="P14"><text:tab/><text:span text:style-name="T41">Другая часть (назовем ее adc_thread) приложения ПК (которая аналогично запускается в отдельном потоке) отвечает за получение кадров АЦП от manager_thread и их дальнейшую обработку. </text:span><text:span text:style-name="T39">Основная часть приложения (графическая) получает сигнал от adc_thread, что данные готовы, и их отрисовывает.</text:span></text:p>
      <text:p text:style-name="P14"><text:tab/><text:span text:style-name="T42">Отдельный поток означает параллельную (почти) работу этих частей приложений.<text:tab/></text:span></text:p>
      <text:p text:style-name="P14"><text:soft-page-break/><text:tab/><text:span text:style-name="T43">То есть существуют по крайней мере четыре части приложения, которые работают параллельно — manager_thread, modbus_thread, adc_thread и графическая часть.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5T08:16:12.376887135</meta:creation-date>
    <dc:date>2025-09-05T09:58:53.277702875</dc:date>
    <meta:editing-duration>PT1H42M16S</meta:editing-duration>
    <meta:editing-cycles>54</meta:editing-cycles>
    <meta:generator>LibreOffice/24.8.7.2$Linux_X86_64 LibreOffice_project/480$Build-2</meta:generator>
    <meta:document-statistic meta:table-count="0" meta:image-count="0" meta:object-count="0" meta:page-count="3" meta:paragraph-count="31" meta:word-count="1034" meta:character-count="7185" meta:non-whitespace-character-count="6134"/>
  </office:meta>
</office:document-meta>
</file>